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ru" fo:country="RU"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1pt" fo:language="ru" fo:country="RU" fo:font-weight="normal" style:font-size-asian="9.60000038146973pt" style:font-weight-asian="normal" style:font-size-complex="11pt" style:font-weight-complex="normal"/>
    </style:style>
    <style:style style:name="P3" style:family="paragraph" style:parent-style-name="Standard">
      <style:paragraph-properties fo:text-align="start" style:justify-single-word="false"/>
      <style:text-properties fo:font-size="11pt" fo:language="ru" fo:country="RU" fo:font-weight="normal" officeooo:rsid="001df8b3" officeooo:paragraph-rsid="001df8b3"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fo:font-size="11pt" fo:language="ru" fo:country="RU" fo:font-weight="bold" officeooo:rsid="001df8b3" officeooo:paragraph-rsid="001df8b3" style:font-size-asian="9.60000038146973pt" style:font-weight-asian="bold" style:font-size-complex="11pt" style:font-weight-complex="bold"/>
    </style:style>
    <style:style style:name="P5" style:family="paragraph" style:parent-style-name="Standard">
      <style:paragraph-properties fo:text-align="start" style:justify-single-word="false"/>
      <style:text-properties fo:font-size="11pt" fo:language="ru" fo:country="RU" fo:font-weight="bold" officeooo:rsid="001eeaba" officeooo:paragraph-rsid="001eeaba" style:font-size-asian="9.60000038146973pt" style:font-weight-asian="bold" style:font-size-complex="11pt" style:font-weight-complex="bold"/>
    </style:style>
    <style:style style:name="P6" style:family="paragraph" style:parent-style-name="Standard">
      <style:paragraph-properties fo:text-align="start" style:justify-single-word="false"/>
      <style:text-properties fo:font-size="11pt" fo:language="ru" fo:country="RU" fo:font-weight="bold" officeooo:rsid="0027ffc3" officeooo:paragraph-rsid="0027ffc3" fo:background-color="transparent" style:font-size-asian="11pt" style:font-weight-asian="bold" style:font-size-complex="11pt" style:font-weight-complex="bold"/>
    </style:style>
    <style:style style:name="P7" style:family="paragraph" style:parent-style-name="Standard">
      <style:paragraph-properties fo:text-align="start" style:justify-single-word="false"/>
      <style:text-properties fo:font-size="11pt" fo:language="ru" fo:country="RU" fo:font-weight="bold" officeooo:rsid="002972ec" officeooo:paragraph-rsid="002972ec" fo:background-color="transparent" style:font-size-asian="11pt" style:font-weight-asian="bold" style:font-size-complex="11pt" style:font-weight-complex="bold"/>
    </style:style>
    <style:style style:name="P8" style:family="paragraph" style:parent-style-name="Standard">
      <style:paragraph-properties fo:text-align="start" style:justify-single-word="false"/>
      <style:text-properties fo:font-size="11pt" fo:language="ru" fo:country="RU" fo:font-weight="normal"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fo:font-size="11pt" fo:language="ru" fo:country="RU" fo:font-weight="normal" officeooo:paragraph-rsid="0027ffc3" fo:background-color="transparent" style:font-size-asian="11pt" style:font-weight-asian="normal" style:font-size-complex="11pt" style:font-weight-complex="normal"/>
    </style:style>
    <style:style style:name="P10" style:family="paragraph" style:parent-style-name="Standard">
      <style:paragraph-properties fo:text-align="start" style:justify-single-word="false"/>
      <style:text-properties fo:font-size="11pt" fo:language="ru" fo:country="RU" fo:font-weight="normal" officeooo:rsid="0027ffc3" officeooo:paragraph-rsid="0027ffc3" fo:background-color="transparent" style:font-size-asian="11pt" style:font-weight-asian="normal" style:font-size-complex="11pt" style:font-weight-complex="normal"/>
    </style:style>
    <style:style style:name="P11" style:family="paragraph" style:parent-style-name="Standard">
      <style:paragraph-properties fo:text-align="start" style:justify-single-word="false"/>
      <style:text-properties fo:font-size="11pt" fo:language="ru" fo:country="RU" fo:font-weight="normal" officeooo:rsid="002972ec" officeooo:paragraph-rsid="002972ec" fo:background-color="transparent" style:font-size-asian="11pt" style:font-weight-asian="normal" style:font-size-complex="11pt" style:font-weight-complex="normal"/>
    </style:style>
    <style:style style:name="P12" style:family="paragraph" style:parent-style-name="Standard">
      <style:paragraph-properties fo:text-align="start" style:justify-single-word="false"/>
      <style:text-properties fo:font-size="8pt" fo:language="ru" fo:country="RU" fo:font-weight="normal" style:font-size-asian="8pt" style:font-weight-asian="normal" style:font-size-complex="8pt" style:font-weight-complex="normal"/>
    </style:style>
    <style:style style:name="P13" style:family="paragraph" style:parent-style-name="Standard">
      <style:paragraph-properties fo:text-align="start" style:justify-single-word="false"/>
      <style:text-properties fo:language="ru" fo:country="RU" officeooo:paragraph-rsid="00216b34"/>
    </style:style>
    <style:style style:name="P14" style:family="paragraph" style:parent-style-name="Standard">
      <style:paragraph-properties fo:text-align="start" style:justify-single-word="false"/>
      <style:text-properties fo:language="ru" fo:country="RU" officeooo:paragraph-rsid="002a9dfa"/>
    </style:style>
    <style:style style:name="P15" style:family="paragraph" style:parent-style-name="Standard">
      <style:paragraph-properties fo:text-align="start" style:justify-single-word="false"/>
      <style:text-properties fo:language="ru" fo:country="RU" officeooo:paragraph-rsid="002f1b94"/>
    </style:style>
    <style:style style:name="P16" style:family="paragraph" style:parent-style-name="Standard">
      <style:paragraph-properties fo:text-align="center" style:justify-single-word="false"/>
      <style:text-properties fo:language="ru" fo:country="RU" officeooo:paragraph-rsid="0027ffc3" fo:background-color="#f37b70"/>
    </style:style>
    <style:style style:name="P17" style:family="paragraph" style:parent-style-name="Standard">
      <style:paragraph-properties fo:text-align="center" style:justify-single-word="false"/>
      <style:text-properties officeooo:paragraph-rsid="002623f1"/>
    </style:style>
    <style:style style:name="P18" style:family="paragraph" style:parent-style-name="Standard">
      <style:text-properties fo:font-size="10pt" style:font-size-asian="10pt" style:font-size-complex="10pt"/>
    </style:style>
    <style:style style:name="P19" style:family="paragraph" style:parent-style-name="Standard">
      <style:text-properties fo:font-weight="bold" officeooo:paragraph-rsid="002079f9" style:font-weight-asian="bold" style:font-weight-complex="bold"/>
    </style:style>
    <style:style style:name="P20" style:family="paragraph" style:parent-style-name="Standard">
      <style:text-properties officeooo:paragraph-rsid="00216b34"/>
    </style:style>
    <style:style style:name="P21" style:family="paragraph" style:parent-style-name="Standard">
      <style:text-properties fo:font-style="normal" fo:font-weight="bold" officeooo:paragraph-rsid="00216b34" style:font-style-asian="normal" style:font-weight-asian="bold" style:font-style-complex="normal" style:font-weight-complex="bold"/>
    </style:style>
    <style:style style:name="P22" style:family="paragraph" style:parent-style-name="Standard">
      <style:paragraph-properties fo:text-align="center" style:justify-single-word="false"/>
      <style:text-properties style:font-name="serif" fo:font-size="18pt" fo:language="ru" fo:country="RU" fo:font-weight="bold" officeooo:paragraph-rsid="002a9dfa" style:font-size-asian="18pt" style:font-weight-asian="bold" style:font-size-complex="18pt" style:font-weight-complex="bold"/>
    </style:style>
    <style:style style:name="P23" style:family="paragraph" style:parent-style-name="Standard">
      <style:paragraph-properties fo:text-align="start" style:justify-single-word="false"/>
      <style:text-properties style:font-name="serif" fo:font-size="11pt" fo:language="ru" fo:country="RU" fo:font-weight="normal" officeooo:rsid="0031254c" officeooo:paragraph-rsid="0031254c" style:font-size-asian="11pt" style:font-weight-asian="normal" style:font-size-complex="11pt" style:font-weight-complex="normal"/>
    </style:style>
    <style:style style:name="P24" style:family="paragraph" style:parent-style-name="Standard">
      <style:paragraph-properties fo:text-align="start" style:justify-single-word="false"/>
      <style:text-properties style:font-name="serif" fo:font-size="11pt" fo:language="ru" fo:country="RU" fo:font-weight="bold" officeooo:rsid="0031254c" officeooo:paragraph-rsid="0031254c" style:font-size-asian="11pt" style:font-weight-asian="bold" style:font-size-complex="11pt" style:font-weight-complex="bold"/>
    </style:style>
    <style:style style:name="P25" style:family="paragraph" style:parent-style-name="Standard">
      <style:paragraph-properties fo:text-align="start" style:justify-single-word="false"/>
      <style:text-properties style:font-name="serif" fo:font-size="10pt" fo:language="ru" fo:country="RU" fo:font-weight="normal" officeooo:paragraph-rsid="002a9dfa" style:font-size-asian="10pt" style:font-weight-asian="normal" style:font-size-complex="10pt" style:font-weight-complex="normal"/>
    </style:style>
    <style:style style:name="T1" style:family="text">
      <style:text-properties officeooo:rsid="001cdab6"/>
    </style:style>
    <style:style style:name="T2" style:family="text">
      <style:text-properties style:font-name="sans-serif"/>
    </style:style>
    <style:style style:name="T3" style:family="text">
      <style:text-properties style:font-name="sans-serif" fo:font-size="14.25pt"/>
    </style:style>
    <style:style style:name="T4" style:family="text">
      <style:text-properties style:font-name="sans-serif" fo:font-size="18pt" fo:language="ru" fo:country="RU" fo:font-weight="bold" style:font-size-asian="18pt" style:font-weight-asian="bold" style:font-size-complex="18pt" style:font-weight-complex="bold"/>
    </style:style>
    <style:style style:name="T5" style:family="text">
      <style:text-properties style:font-name="sans-serif" fo:font-size="18pt" fo:language="ru" fo:country="RU" fo:font-weight="bold" officeooo:rsid="002079f9" style:font-size-asian="18pt" style:font-weight-asian="bold" style:font-size-complex="18pt" style:font-weight-complex="bold"/>
    </style:style>
    <style:style style:name="T6" style:family="text">
      <style:text-properties style:font-name="sans-serif" fo:font-size="18pt" fo:font-weight="bold" style:font-size-asian="18pt" style:font-weight-asian="bold" style:font-size-complex="18pt" style:font-weight-complex="bold"/>
    </style:style>
    <style:style style:name="T7" style:family="text">
      <style:text-properties style:font-name="sans-serif" fo:font-size="18pt" fo:font-weight="bold" officeooo:rsid="002079f9" style:font-size-asian="18pt" style:font-weight-asian="bold" style:font-size-complex="18pt" style:font-weight-complex="bold"/>
    </style:style>
    <style:style style:name="T8" style:family="text">
      <style:text-properties style:font-name="sans-serif" fo:language="ru" fo:country="RU" fo:font-weight="bold" style:font-weight-asian="bold" style:font-weight-complex="bold"/>
    </style:style>
    <style:style style:name="T9" style:family="text">
      <style:text-properties style:font-name="sans-serif" fo:font-size="11pt" fo:language="ru" fo:country="RU" fo:font-weight="normal" fo:background-color="#fff200" loext:char-shading-value="0" style:font-size-asian="9.60000038146973pt" style:font-weight-asian="normal" style:font-size-complex="11pt" style:font-weight-complex="normal"/>
    </style:style>
    <style:style style:name="T10" style:family="text">
      <style:text-properties style:font-name="sans-serif" fo:font-size="11pt" fo:language="ru" fo:country="RU" style:font-size-asian="9.60000038146973pt" style:font-size-complex="11pt"/>
    </style:style>
    <style:style style:name="T11" style:family="text">
      <style:text-properties style:font-name="sans-serif" fo:font-size="11pt" fo:font-weight="normal" style:font-size-asian="9.60000038146973pt" style:font-weight-asian="normal" style:font-size-complex="11pt" style:font-weight-complex="normal"/>
    </style:style>
    <style:style style:name="T12" style:family="text">
      <style:text-properties style:font-name="sans-serif" fo:font-size="11pt" fo:font-weight="normal" fo:background-color="#fff200" loext:char-shading-value="0" style:font-size-asian="9.60000038146973pt" style:font-weight-asian="normal" style:font-size-complex="11pt" style:font-weight-complex="normal"/>
    </style:style>
    <style:style style:name="T13" style:family="text">
      <style:text-properties style:font-name="sans-serif" fo:font-size="11pt" fo:font-weight="normal" officeooo:rsid="00223a80" fo:background-color="#fff200" loext:char-shading-value="0" style:font-size-asian="9.60000038146973pt" style:font-weight-asian="normal" style:font-size-complex="11pt" style:font-weight-complex="normal"/>
    </style:style>
    <style:style style:name="T14" style:family="text">
      <style:text-properties style:font-name="sans-serif" fo:font-size="11pt" fo:font-weight="normal" fo:background-color="#fff685" loext:char-shading-value="0" style:font-size-asian="9.60000038146973pt" style:font-weight-asian="normal" style:font-size-complex="11pt" style:font-weight-complex="normal"/>
    </style:style>
    <style:style style:name="T15" style:family="text">
      <style:text-properties style:font-name="sans-serif" fo:font-size="11pt" fo:font-weight="normal" officeooo:rsid="002972ec" fo:background-color="#fff685" loext:char-shading-value="0" style:font-size-asian="11pt" style:font-weight-asian="normal" style:font-size-complex="11pt" style:font-weight-complex="normal"/>
    </style:style>
    <style:style style:name="T16" style:family="text">
      <style:text-properties style:font-name="sans-serif" fo:font-size="11pt" fo:font-weight="normal" officeooo:rsid="002c3480" fo:background-color="#fff685" loext:char-shading-value="0" style:font-size-asian="11pt" style:font-weight-asian="normal" style:font-size-complex="11pt" style:font-weight-complex="normal"/>
    </style:style>
    <style:style style:name="T17" style:family="text">
      <style:text-properties style:font-name="sans-serif" fo:font-size="11pt" fo:font-weight="normal" officeooo:rsid="002972ec" fo:background-color="transparent" loext:char-shading-value="0" style:font-size-asian="11pt" style:font-weight-asian="normal" style:font-size-complex="11pt" style:font-weight-complex="normal"/>
    </style:style>
    <style:style style:name="T18" style:family="text">
      <style:text-properties style:font-name="sans-serif" fo:font-size="11pt" fo:font-weight="normal" officeooo:rsid="002c3480" fo:background-color="transparent" loext:char-shading-value="0" style:font-size-asian="11pt" style:font-weight-asian="normal" style:font-size-complex="11pt" style:font-weight-complex="normal"/>
    </style:style>
    <style:style style:name="T19" style:family="text">
      <style:text-properties style:font-name="sans-serif" fo:font-size="11pt" style:font-size-asian="11pt" style:font-size-complex="11pt"/>
    </style:style>
    <style:style style:name="T20" style:family="text">
      <style:text-properties style:font-name="sans-serif" fo:background-color="#fff685" loext:char-shading-value="0"/>
    </style:style>
    <style:style style:name="T21" style:family="text">
      <style:text-properties style:font-name="sans-serif" officeooo:rsid="0028a8b5" fo:background-color="#fff685" loext:char-shading-value="0"/>
    </style:style>
    <style:style style:name="T22" style:family="text">
      <style:text-properties style:font-name="sans-serif" fo:font-size="16pt" fo:language="ru" fo:country="RU" fo:font-weight="bold" officeooo:rsid="001cdab6" style:font-size-asian="16pt" style:font-weight-asian="bold" style:font-size-complex="16pt" style:font-weight-complex="bold"/>
    </style:style>
    <style:style style:name="T23" style:family="text">
      <style:text-properties style:font-name="sans-serif" fo:font-size="16pt" fo:language="ru" fo:country="RU" fo:font-weight="bold" officeooo:rsid="002623f1" style:font-size-asian="16pt" style:font-weight-asian="bold" style:font-size-complex="16pt" style:font-weight-complex="bold"/>
    </style:style>
    <style:style style:name="T24" style:family="text">
      <style:text-properties style:font-name="sans-serif" fo:font-size="16pt" fo:font-weight="bold" officeooo:rsid="001cdab6" style:font-size-asian="16pt" style:font-weight-asian="bold" style:font-size-complex="16pt" style:font-weight-complex="bold"/>
    </style:style>
    <style:style style:name="T25" style:family="text">
      <style:text-properties style:font-name="sans-serif" fo:font-size="16pt" fo:font-weight="bold" officeooo:rsid="0027ffc3" style:font-size-asian="16pt" style:font-weight-asian="bold" style:font-size-complex="16pt" style:font-weight-complex="bold"/>
    </style:style>
    <style:style style:name="T26" style:family="text">
      <style:text-properties style:font-name="sans-serif" officeooo:rsid="001cdab6"/>
    </style:style>
    <style:style style:name="T27" style:family="text">
      <style:text-properties style:font-name="sans-serif" fo:font-size="9.75pt" fo:font-weight="normal" officeooo:rsid="002972ec" fo:background-color="transparent" loext:char-shading-value="0" style:font-size-asian="11pt" style:font-weight-asian="normal" style:font-size-complex="11pt" style:font-weight-complex="normal"/>
    </style:style>
    <style:style style:name="T28" style:family="text">
      <style:text-properties style:font-name="sans-serif" fo:font-size="9.75pt" fo:font-weight="normal" officeooo:rsid="002f46e4" fo:background-color="transparent" loext:char-shading-value="0" style:font-size-asian="11pt" style:font-weight-asian="normal" style:font-size-complex="11pt" style:font-weight-complex="normal"/>
    </style:style>
    <style:style style:name="T29" style:family="text">
      <style:text-properties style:font-name="sans-serif" fo:font-size="9.75pt" officeooo:rsid="002972ec" fo:background-color="transparent" loext:char-shading-value="0" style:font-size-asian="11pt" style:font-size-complex="11pt"/>
    </style:style>
    <style:style style:name="T30" style:family="text">
      <style:text-properties style:font-name="sans-serif" officeooo:rsid="002972ec" fo:background-color="transparent" loext:char-shading-value="0"/>
    </style:style>
    <style:style style:name="T31" style:family="text">
      <style:text-properties style:font-name="sans-serif" officeooo:rsid="002f46e4" fo:background-color="transparent" loext:char-shading-value="0"/>
    </style:style>
    <style:style style:name="T32" style:family="text">
      <style:text-properties style:font-name="sans-serif" fo:background-color="transparent" loext:char-shading-value="0"/>
    </style:style>
    <style:style style:name="T33" style:family="text">
      <style:text-properties fo:background-color="#fff200" loext:char-shading-value="0"/>
    </style:style>
    <style:style style:name="T34" style:family="text">
      <style:text-properties officeooo:rsid="002079f9" fo:background-color="#fff200" loext:char-shading-value="0"/>
    </style:style>
    <style:style style:name="T35" style:family="text">
      <style:text-properties fo:language="ru" fo:country="RU"/>
    </style:style>
    <style:style style:name="T36" style:family="text">
      <style:text-properties fo:language="ru" fo:country="RU" fo:background-color="#fff200" loext:char-shading-value="0"/>
    </style:style>
    <style:style style:name="T37" style:family="text">
      <style:text-properties fo:background-color="#fff685"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иск в одном миллиарде векторов <text:span text:style-name="T1">(статья 1)</text:span></text:p>
      <text:p text:style-name="P4">https://www.irisa.fr/texmex/people/jegou/papers/jegou_icassp11.pdf</text:p>
      <text:p text:style-name="P5">Анотация</text:p>
      <text:p text:style-name="P2"><text:span text:style-name="T33">Недавние методы индексации, основанные на кодировании источников, оказались успешными для индексации миллиардов многомерных векторов памяти. В этой статье мы предлагаем подход, который переопределяет соседние гипотезы, полученные этими методами индексации сжатых областей. В отличие от обычной схемы после проверки, которая выполняет точное вычисление расстояния в кратком списке гипотез, расчетные расстояния уточняются на основе коротких кодов квантования, чтобы избежать считывания полных векторов с диска</text:span>. Мы выпустили новый общедоступный набор данных один миллиард 128-мерных векторов и предложил экспериментальную установку для оценки алгоритмов индексации больших размеров в реалистичном масштабе. <text:span text:style-name="T33">Эксперименты показывают, что наш метод точно и эффективно перераспределяет гипотезы соседей, используя мало памяти по сравнению с представлением полных векторов.</text:span></text:p>
      <text:p text:style-name="P3"/>
      <text:p text:style-name="P4">Введение</text:p>
      <text:p text:style-name="P2"><text:span text:style-name="T33">Методы поиска приблизительных ближайших соседей (ANN) [3, 10, 14,15] необходимы для работы с большими базами данных, особенно для приложений компьютерного зрения [12] и поиска музыки [2]. Одним из наиболее популярных методов является евклидово локальное хеширование [3]. Однако большинство из этих подходов занимают много памяти, поскольку требуются несколько хеш-таблиц или деревьев. Методы [4, 15], в которых вектор помещается в двоичное пространство, лучше удовлетворяют ограничению памяти. Тем не менее, они значительно превосходят в плане компромисса между использованием памяти и точностью недавними методами, которые приводят к высокоразмерной индексации к проблеме исходного кодирования [11, 5, 6], в частности основанной на квантовании продукта </text:span><text:span text:style-name="T34">метода</text:span><text:span text:style-name="T33"> [5] демонстрирует впечатляющие результаты для крупномасштабного поиска изображений [6]. Современные подходы обычно выполняют этап повторного ранжирования для получения ранжированного списка ближайших соседей.</text:span> Это всегда делается в методе на основе разделения, таком как LSH [3] или FLANN [10], поскольку гипотезы соседей не ранжируются на выходе индекса. Но, как показано в [5], эта пост-верификация также важна для методов, основанных на двоичных [4, 15] или квантованных кодах [11, 5, 6], поскольку ранжирование, обеспечиваемое при выводе крупномасштабного поиска, значительно улучшается при проверке нескольких первых гипотезы. <text:span text:style-name="T33">Во всех этих подходах повторное ранжирование выполняется путем вычисления точного евклидова расстояния между каждым запросом и возвращенными гипотезами. Для больших наборов данных возникает проблема с памятью: векторы не могут быть сохранены в центральной памяти и должны считываться с диска на лету. Более того, к векторам в значительной степени обращаются случайным образом, что на практике ограничивает число гипотез, которые могут быть проверены. В этой статье мы предлагаем новую схему пост-проверки в контексте методов индексации на основе сжатия. Мы сфокусируемся на методе, представленном в [5], который предлагает современную производительность, превосходящую FLANN, которая, как было показано ранее, превосходит LSH [10]</text:span>. <text:span text:style-name="T33">Он также обеспечивает явное приближение индексированных векторов. Наш алгоритм использует аппроксимацию, полученную в результате первого ранжирования, и уточняет ее, используя коды, хранящиеся в ОЗУ.</text:span> Существует аналогия между этим подходом и методами масштабируемого сжатия, предложенными в последнее десятилетие [13], где термин «масштабируемый» »Означает, что реконструкция сжатого сигнала постепенно определяется последовательными уровнями описания. <text:span text:style-name="T33">Чтобы оценить наш подход, мы вводим набор данных из одного миллиарда векторов, извлеченных из миллионов изображений с использованием стандартного дескриптора SIFT [8]. Крупномасштабное тестирование важно, так как большинство методов ANN обычно оцениваются на нереалистичных наборах, игнорируя тем самым проблемы с памятью, которые возникают в реальных приложениях, где необходимо обрабатывать миллиарды векторов</text:span> [4, 9]. Groundtrutnearest-соседей были вычислены для 10000 запросов, используя точные вычисления расстояния. Насколько нам известно, этот набор является самым большим, выпущенным для оценки алгоритмов ANN по точному линейному сканированию на реальных данных: самый большой другой известный нам эксперимент - это тот, о котором сообщалось в [7], где рассматривался частный набор из 179 миллионов векторов. [1] сообщает об эксперименте с 1 миллиардом векторов, но об синтетических данных с известной моделью, используемой алгоритмом. Э<text:span text:style-name="T33">ксперименты, выполненные с этим набором данных, показывают, что предложенный подход предлагает альтернативу стандартной схеме после проверки. Точность поиска значительно улучшена этап </text:span><text:soft-page-break/><text:span text:style-name="T33">повторного ранжирования, приводящий к современной производительности в этом масштабе, без доступа к диску</text:span></text:p>
      <text:p text:style-name="P2"/>
      <text:p text:style-name="P12"><text:span text:style-name="T2">[5] H. J</text:span> ́<text:span text:style-name="T2">egou, M. Douze, and C. Schmid. Product quantization fornearest neighbor search.PAMI, 33(1):117–128, January 2011</text:span></text:p>
      <text:p text:style-name="P12"><text:span text:style-name="T2">[10] M. Muja and D. G. Lowe. Fast approximate nearest neighborswith automatic algorithm configuration. InVISAPP, 2009</text:span></text:p>
      <text:p text:style-name="P12"><text:span text:style-name="T2">[3] M. Datar, N. Immorlica, P. Indyk, and V. Mirrokni. Locality-sensitive hashing scheme based on p-stable distributions. InProceedings of the Symposium on Computational Geometry,pages 253–262, 2004.</text:span></text:p>
      <text:p text:style-name="P12"><text:span text:style-name="T2">[6] H. J ́egou, M. Douze, C. Schmid, and P. P ́erez. Aggregating lo-cal descriptors into a compact image representation. InCVPR,June 2010</text:span></text:p>
      <text:p text:style-name="P12"><text:span text:style-name="T3"/></text:p>
      <text:p text:style-name="P12"><text:span text:style-name="T3"/></text:p>
      <text:p text:style-name="P17"><text:span text:style-name="T4">Квантование </text:span><text:span text:style-name="T5">произведения</text:span><text:span text:style-name="T4"> для поиска ближайшего соседа</text:span><text:span text:style-name="T22">(статья </text:span><text:span text:style-name="T23">2</text:span><text:span text:style-name="T22">)</text:span></text:p>
      <text:p text:style-name="P18"><text:span text:style-name="T8">https://lear.inrialpes.fr/pubs/2011/JDS11/jegou_searching_with_quantization.pdf</text:span></text:p>
      <text:p text:style-name="P19"><text:span text:style-name="T35"/></text:p>
      <text:p text:style-name="P19"><text:span text:style-name="T35">Аннотация</text:span></text:p>
      <text:p text:style-name="P20"><text:span text:style-name="T36">В данной статье представлен подход на основе квантования продуктов для приближенного поиска ближайших соседей. Идея состоит в том, чтобы разложить пространство на декартово произведение низкоразмерных подпространств и квантовать каждое подпространство отдельно. Вектор представлен коротким кодом, составленным из его индексов квантования в подпространстве. Евклидово расстояние между двумя векторами может быть эффективно оценено из их кодов. </text:span><text:span text:style-name="T35">Асимметричная версия повышает точность, так как она вычисляет приблизительное расстояние между вектором и кодом. </text:span><text:span text:style-name="T36">Экспериментальные результаты показывают, что наш подход эффективно ищет ближайших соседей, особенно в комбинации с инвертированной файловой системой. Результаты для дескрипторов изображений SIFT и GIST демонстрируют превосходную точность поиска, превосходя три современных подхода. Масштабируемость нашего подхода проверена на наборе данных из двух миллиардов векторов.</text:span></text:p>
      <text:p text:style-name="P20"><text:span text:style-name="T9"/></text:p>
      <text:p text:style-name="P21"><text:span text:style-name="T10">ВВЕДЕНИЕ</text:span></text:p>
      <text:p text:style-name="P13"><text:span text:style-name="T11">В</text:span><text:span text:style-name="T12">ычисление евклидовых расстояний между векторами высокой размерности является фундаментальным требованием во многих приложениях. Он используется, в частности, для поиска ближайших соседей (NN). Поиск ближайшего соседа по своей природе дорогой из-за влияния размерности [3], [4]. Сосредоточив внимание на D-мерном евклидовом пространстве RD, задача состоит в том, чтобы найти элемент NN (x) в конечном наборе Y ⊂ RD, минимизируя расстояние до вектора запроса x ∈RD: NN (x) = arg miny∈Y</text:span><text:span text:style-name="T13">(</text:span><text:span text:style-name="T12">d (x, y)</text:span><text:span text:style-name="T13">)</text:span><text:span text:style-name="T12">. (1) Для сокращения времени поиска было предложено несколько методов многомерного индексирования, таких как популярное KD-дерево [5] или другие методы ветвей и границ. , Однако для больших размеров оказывается [6], что такие подходы не более эффективны, чем расчет исчерпывающего расстояния методом грубой силы, сложность которого составляет O (nD). Существует большое количество литературы [7], [8], [9] алгоритмы, которые решают эту проблему, выполняя поиск ближайшего соседа (ANN)</text:span><text:span text:style-name="T11">. Основная идея: эта работа была частично реализована в рамках программы Quaero, финансируемой OSEO, Французским государственным агентством по инновациям. Первоначально он был опубликован в виде технического отчета [1] в августе 2009 года. Он также связан с работой [2] по кодированию источника для поиска ближайших соседей. Эти алгоритмы, как правило, находят NN с высокой вероятностью «только», вместо этого вероятности 1. Большая часть усилий была посвящена евклидову расстоянию, хотя недавние обобщения были предложены для других метрик [10]. </text:span><text:span text:style-name="T12">В этой статье мы рассмотрим евклидово расстояние, которое имеет отношение ко многим приложениям. В этом случае одним из самых популярных алгоритмов ANN является евклидово локально-чувствительное хеширование </text:span><text:soft-page-break/><text:span text:style-name="T12">(E2LSH) [7], [11], которое обеспечивает теоретические гарантии качества поиска с ограниченными допущениями</text:span><text:span text:style-name="T11">. </text:span><text:span text:style-name="T12">Он успешно используется для локальных дескрипторов [12] и трехмерной индексации объектов [13], [11]. Однако для реальных данных LSH превосходит эвристические методы, которые используют распределение векторов. Эти методы включают в себя рандомизированные KD-деревья [14] и иерархические k-средние [15], оба из которых реализованы в алгоритме выбора FLANN</text:span><text:span text:style-name="T11"> [9]. </text:span><text:span text:style-name="T14">Алгоритмы ANN обычно сравниваются на основе различий между качеством поиска и эффективностью</text:span><text:span text:style-name="T11">. </text:span><text:span text:style-name="T14">Однако этот компромисс не учитывает требования к памяти структуры индексации.</text:span><text:span text:style-name="T11"> </text:span><text:span text:style-name="T14">В случае E2LSH использование памяти может быть даже выше, чем у исходных векторов. Кроме того, как E2LSH, так и FLANN необходимо выполнить последний шаг переупорядочения на основе однократных расстояний L2, что требует сохранения индексированных векторов в основной памяти, если важна скорость доступа.</text:span><text:span text:style-name="T11"> Э</text:span><text:span text:style-name="T14">то ограничение серьезно ограничивает число векторов, которые могут обрабатываться этими алгоритмами.</text:span><text:span text:style-name="T11"> </text:span><text:span text:style-name="T14">Только недавно исследователи придумали методы, ограничивающие использование памяти. Это является ключевым критерием для проблем, связанных с большими объемами данных [16], т. Е. В широкомасштабном распознавании сцен [17], где миллионы до миллиардов изображений должны быть проиндексированы.</text:span><text:span text:style-name="T11"> </text:span><text:span text:style-name="T14">В [17] Torralbaet al. Представляет анимацию с помощью одного глобального дескриптора GIST [18], который отображается в короткий двоичный код. Когда никакого наблюдения не используется, это отображение изучается так, что окрестность во встроенном пространстве, определяемом расстоянием Хэмминга, отражает окрестность в евклидовом пространстве исходных признаков. Поиск евклидовых ближайших соседей затем аппроксимируется поиском ближайших соседей в терминах расстояний Хемминга между кодами. В [19] показано, что спектральное хеширование (SH) превосходит двоичные коды.</text:span></text:p>
      <text:p text:style-name="P13"><text:span text:style-name="T37">В этой статье мы строим короткие коды, используя квантование. Цель состоит в том, чтобы оценить расстояния с использованием расстояний вектор-центроид, то есть вектор запроса не квантуется, коды назначаются только векторам базы данных</text:span>.<text:span text:style-name="T37"> Это уменьшает шум квантования и впоследствии улучшает качество поиска.</text:span> <text:span text:style-name="T37">Чтобы получить точные расстояния, ошибка квантования должна быть ограничена. Следовательно, общее число k центроидов должно быть достаточно большим, например, k = 264 для 64-битных кодов</text:span>. <text:span text:style-name="T37">Это поднимает несколько вопросов о том, как выучить кодовую книгу и назначить вектор. Во-первых, количество образцов, необходимых для изучения квантизеров, огромно,</text:span> т. Е. Несколько раз. <text:span text:style-name="T37">Во-вторых, сложность самого алгоритма является непомерно высокой. Наконец, объем памяти компьютера, доступной на Земле, недостаточен для хранения значений с плавающей запятой, представляющих центроиды.</text:span> <text:span text:style-name="T37">Иерархический метод k-средних (HKM) повышает эффективность этапа обучения и соответствующей процедуры назначения [15]. Тем не менее, вышеупомянутые ограничения все еще применяются, в частности, в отношении использования памяти и размера учебного набора. Другая возможность - это скалярные квантователи, но они предлагают плохие свойства ошибки квантования с точки зрения компромисса между памятью и ошибкой восстановления. Квантователи решетки предлагают лучшие свойства квантования для равномерного распределения векторов, но это условие редко выполняется векторами реального мира. На практике эти квантователи выполняют значительно хуже, чем k-средних в задачах индексации [22]. В этой статье мы сфокусируемся на квантователях продуктов. Насколько нам известно, такой полуструктурированный квантователь никогда не рассматривался ни в одном из методов поиска ближайших соседей. Преимущества нашего метода двояки</text:span>. Во-первых, число возможных расстояний значительно выше, чем для конкурирующих методов вложения Хемминга [20], [17], [19], поскольку пространство Хемминга, используемое в этих методах, допускает только несколько различных расстояний. Во-вторых, как результат метода, мы получаем оценку ожидаемого квадрата расстояния, которое требуется для поиска радиуса ε или для использования критерия отношения расстояний Лоу [23]. Мотивация использования пространства Хемминга <text:soft-page-break/>в [20], [17], [19] заключается в эффективном расчете расстояний. Обратите внимание, однако, что один из самых быстрых способов вычисления Hammingdistances состоит в использовании поиска в таблице. <text:span text:style-name="T37">В нашем методе используется аналогичное количество операций поиска в таблице, что обеспечивает несравнимую эффективность. Полное сравнение вектора запроса со всеми кодами запрещено для очень больших наборов данных.</text:span> <text:span text:style-name="T37">Поэтому мы вводим модифицированную инвертированную файловую структуру для быстрого доступа к наиболее значимым векторам. Грубый квантователь используется для реализации этой инвертированной файловой структуры, где векторы, соответствующие кластеру (индексу), сохраняются в связанном списке.</text:span> <text:span text:style-name="T37">Векторы в списке представлены короткими кодами, вычисленными нашим квантователем продуктов, который используется здесь для кодирования остаточного вектора относительно центра кластера. Интерес нашего метода подтвержден для двух видов векторов, а именно для локального SIFT [23] и дескрипторы globalGIST [18].</text:span> <text:span text:style-name="T37">Сравнение с современным уровнем техники показывает, что наш подход превосходит существующие методы, в частности, спектральное хеширование [19], Hammingembedding [20] и FLANN [9].</text:span></text:p>
      <text:p text:style-name="P13"><text:span text:style-name="T37"/></text:p>
      <text:p text:style-name="P13"><text:span text:style-name="T37"/></text:p>
      <text:p text:style-name="P16"><text:span text:style-name="T6">Квантование </text:span><text:span text:style-name="T7">произведения</text:span><text:span text:style-name="T6"> для поиска ближайшего соседа</text:span><text:span text:style-name="T24">(статья </text:span><text:span text:style-name="T25">3</text:span><text:span text:style-name="T24">)</text:span></text:p>
      <text:p text:style-name="P9"><text:a xlink:type="simple" xlink:href="http://sites.skoltech.ru/app/data/uploads/sites/25/2014/12/TPAMI14.pdf" text:style-name="Internet_20_link" text:visited-style-name="Visited_20_Internet_20_Link"><text:span text:style-name="T26">http://sites.skoltech.ru/app/data/uploads/sites/25/2014/12/TPAMI14.pdf</text:span></text:a></text:p>
      <text:p text:style-name="P6"><text:span text:style-name="T26">А</text:span><text:span text:style-name="T2">нотация</text:span></text:p>
      <text:p text:style-name="P10"><text:span text:style-name="T20">Введена новая структура данных для эффективного поиска сходства в очень больших наборах данных многомерных векторов. Эта структура, называемая инвертированным мультииндексом, обобщает идею инвертированного индекса, заменяя стандартное квантование в инвертированных индексах на квантование продукта. При очень сходной сложности поиска и времени предварительной обработки, инвертированные мультииндексы обеспечивают более плотное подразделение пространства поиска по сравнению с инвертированными индексами, сохраняя при этом эффективность их памяти. Наши эксперименты с большими наборами данных векторов SIFT и GIST показывают, что из-за более плотного подразделения инвертированные мультииндексы способны возвращать гораздо более короткие списки кандидатов с более высоким уровнем отзыва. </text:span><text:span text:style-name="T2">Дополненная подходящей процедурой повторного выбора, мультииндексы смогли значительно улучшить скорость приблизительного поиска ближайшего соседа по набору данных в 1 миллиард векторов SIFT по сравнению с лучшими ранее опубликованными системами, в то же время достигая лучшего отзыва и вызывая лишь несколько процентов перегрузки памяти.</text:span></text:p>
      <text:p text:style-name="P10"><text:span text:style-name="T2"/></text:p>
      <text:p text:style-name="P6"><text:span text:style-name="T2">Введение</text:span></text:p>
      <text:p text:style-name="P10"><text:span text:style-name="T2">В</text:span><text:span text:style-name="T20"> компьютерном зрении инвертированные индексы (инвертированные файлы) [1] широко используются для поиска и поиска сходства. Для большого набора визуальных дескрипторов типичный инвертированный индекс построен вокруг сборника данных, содержащего набор кодовых слов, то есть репрезентативный набор векторов, которые могут быть построены путем выполнения кластеризации на начальном наборе данных. Инвертированный индекс затем сохраняет список векторов, которые лежат в непосредственной близости от каждого кодового слова (принадлежат его ячейке Вороного). Целью инвертированного индекса является эффективная генерация списка векторов набора данных, которые лежат близко к любому вектору запроса</text:span><text:span text:style-name="T2">.</text:span><text:span text:style-name="T20"> В данном наборе идентифицируется либо ближайшее кодовое слово, либо набор из нескольких ближайших кодовых слов. Списки, соответствующие этим кодовым словам, затем объединяются для получения ответа на запрос. Запрос инвертированного индекса позволяет избежать оценки расстояний между </text:span><text:soft-page-break/><text:span text:style-name="T20">запросом и каждой точкой в ​​наборе данных и, таким образом, обеспечивает существенное ускорение по сравнению с исчерпывающим поиском. Кроме того, в качестве индекса не требуется содержать исходные векторы набора данных для выполнения поиска, отпечаток памяти каждой точки данных может быть значительно уменьшен, и только полезные метаданные (например, идентификаторы изображений или сильно сжатые исходные векторы) могут храниться в записях списка</text:span><text:span text:style-name="T2">. Из-за этих преимуществ эффективности инвертированные индексы широко используются в системах компьютерного зрения, таких как изображение и видеоисследование [1] или определение местоположения [2]. </text:span><text:span text:style-name="T20">В более общем смысле, они могут использоваться в любой задаче компьютерного зрения, которая включает быстрый поиск ближайшего соседа или оценку плотности ядра (т.е. классификация изображений [3], [4], понимание [5], редактирование изображений [6] и т. Д.</text:span><text:span text:style-name="T2">). </text:span><text:span text:style-name="T20">Однако эффективность инвертированных индексов имеет определенные ограничения, которые начинают проявляться для очень больших наборов данных векторов (от сотен миллионов до миллиардов), которыми в настоящее время занимаются исследователи и практики компьютерного зрения [7] - [9]. В этом сценарии желательно очень тонкий раздел пространства поиска, чтобы избежать возврата чрезмерно больших списков в ответ на запросы или, иначе говоря, для возврата векторов, которые лучше локализованы вокруг точки запроса. К сожалению, увеличение количества кодовых слов для достижения более тонкого разбиения также увеличивает время запроса и время построения индекса.</text:span><text:span text:style-name="T2"> </text:span><text:span text:style-name="T20">Хотя приблизительные подходы ближайшего соседа (например, древовидные кодовые книги [10] или kd-деревья [11]) могут быть вызваны для того, чтобы сделать это замедление изящным, эти методы часто значительно снижают точность (возврат и точность) возвращенных списков кандидато</text:span><text:span text:style-name="T2">в.</text:span><text:span text:style-name="T20"> Цель В этой статье мы представляем и оцениваем структуру новых данных, называемую инвертированным мультииндексом,</text:span><text:span text:style-name="T2"> </text:span><text:span text:style-name="T20">которая во многих отношениях похожа на инвертированный индекс и поэтому может использоваться аналогичным образом в системах компьютерного зрения. Преимущество мультииндексов заключается в их способности обеспечивать добиться гораздо более тонкого разделения пространства поиска без увеличения времени запроса и времени предварительной обработки по сравнению с инвертированными индексами с помощью кодовых книг среднего размера (важно, что относительное увеличение использования памяти для больших наборов данных также невелико). Следовательно, мультииндексы приводят к более быстрому и более точному поиску и приближенному поиску ближайших соседей, особенно при работе с очень крупными наборами данных, сохраняя при этом эффективность памяти стандартных инвертированных индексов.</text:span><text:span text:style-name="T2"> </text:span><text:span text:style-name="T20">В двух словах, инвертированные мультииндексы получают путем замены векторного квантования внутри инвертированных индексов с квантованием продукта (PQ) [12</text:span><text:span text:style-name="T21">(Статья 2)</text:span><text:span text:style-name="T20">]. PQ происходит путем разбиения многомерных векторов на размерные группы. PQ неэффективно аппроксимирует каждый вектор как объединение нескольких кодовых слов меньшей размерности, исходя из нескольких кодовых книг, предварительно подготовленных для каждой группы измерений отдельно. Следуя идее PQ, перевернутый мультииндекс построен как многомерная таблица. Записи в этой таблице соответствуют всем возможным наборам кодовых слов из кодовых книг, соответствующих разным группам измерений. Эта многомерная таблица заменяет «плоскую» таблицу, содержащую записи, соответствующие кодовым словам стандартного инвертированного индекса. Как и стандартный инвертированный индекс, каждая запись многоиндексной таблицы соответствует части оригинальной таблицы.</text:span></text:p>
      <text:p text:style-name="P10"><text:span text:style-name="T20"/></text:p>
      <text:p text:style-name="P7"><text:span text:style-name="T2">Комментарий к картинке</text:span></text:p>
      <text:p text:style-name="P11"><text:soft-page-break/><text:span text:style-name="T2">Индексирование набора из 600 точек (маленький черный), распределенных неравномерно в единичном 2D квадрате. </text:span><text:span text:style-name="T20">Левый - инвертированный индекс на основе стандартного квантования (кодовая книга имеет 16 двумерных кодовых слов; границы выделены зеленым). Правый - инвертированный мультииндекс на основе квантование продукта </text:span><text:span text:style-name="T2">(каждая из двух кодовых книг имеет 16 1D кодовых слов).</text:span><text:span text:style-name="T20"> Количество операций, необходимых для сопоставления запроса с кодовыми книгами, одинаково для обеих структур</text:span><text:span text:style-name="T2">. Выпускаются два примера запроса (светло-синие и светло-красные круги). Списки, возвращаемые инвертированным индексом (слева), содержат 45 и 62 слова соответственно (обведены).</text:span><text:span text:style-name="T20"> Обратите внимание, что когда aquery лежит вблизи границы раздела пространства (как это чаще всего бывает в больших измерениях), результирующий список сильно «искажен» и может не содержать многих близких соседей. Отметим также, что инвертированный индекс не может возвращать списки предварительно определенной малой длины (например, 30 точек</text:span><text:span text:style-name="T2">). Для тех же запросов списки кандидатов по меньшей мере из 30 векторов запрашиваются из инвертированного мульти-индекса (справа), а списки, содержащие 31 и 32 слова, возвращаются (обведены кружком). П</text:span><text:span text:style-name="T20">оскольку даже такие короткие списки кандидатов требуют посещения нескольких ближайших ячеек в разделе (что может быть эффективно выполнено с помощью алгоритма с множественной последовательностью), результирующие наборы векторов охватывают окрестности, которые намного менее «искажены» </text:span><text:span text:style-name="T2">(т. Е. Окрестности приблизительно центрированы в запросах) ,</text:span><text:span text:style-name="T20"> В больших измерениях возможность посещать множество ячеек, окружающих запрос с разных направлений, приводит к значительно более высокой точности поиска и поиска ближайших соседей.</text:span></text:p>
      <text:p text:style-name="P11"><text:span text:style-name="T20"/></text:p>
      <text:p text:style-name="P7"><text:span text:style-name="T2">Связные работы</text:span></text:p>
      <text:p text:style-name="P15"><text:span text:style-name="T17">Использование инвертированных индексов имеет долгую историю в поиске информации [14]. Их использование в компьютерном зрении было впервые разработано Сивиком и Циссерманом [1]. С тех пор было предложено большое количество улучшений, которые переносят дальнейшие идеи из поиска текста (например, [15]), улучшают процесс квантования (например, [16]) и объединяют процесс запроса с геометрической верификацией (например, [17]). Многие из этих улучшений могут использоваться в сочетании с инвертированными мультииндексами таким же образом, как и с обычными инвертированными индексами. </text:span><text:span text:style-name="T15">Приблизительный (ближний) поиск соседей (ANN) является основной операцией в AI.</text:span><text:span text:style-name="T17"> </text:span><text:span text:style-name="T15">Системы ANN, основанные на древовидных индексах (например, [11]), а также на случайных проекциях (например, [18]), используются из десяти. Однако большой объем памяти этих методов ограничивает их использование меньшими наборами данных (до миллионов векторов). В последнее время были разработаны схемы сжатия с потерями, которые допускают компактное хранение и эффективные оценки расстояний и, следовательно, больше подходят для крупномасштабных наборов данных</text:span><text:span text:style-name="T17"> [19], [20]. С этой целью двоичное кодирование </text:span><text:span text:style-name="T19">3-х схем</text:span><text:span text:style-name="T17"> (например, [21] - [23]), </text:span><text:span text:style-name="T15">а также квантование продукта [12</text:span><text:span text:style-name="T16">(Статья 2)</text:span><text:span text:style-name="T15">] снизили потребление памяти и время оценки расстояния на порядок (и) по сравнению с манипулированием несжатыми векторами, до такой степени, что поиск может быть исчерпывающим используется для запроса довольно больших наборов данных (до многих миллионов векторов). Идея быстрого вычисления расстояния с помощью квантования продукта была предложена Jegou et al. [12] послужил основным вдохновением для этой работы.</text:span><text:span text:style-name="T17"> </text:span><text:span text:style-name="T15">Наш вклад, однако, дополняет вклад [12]. Фактически, системы, представленные Jegou et al. В [12], [13</text:span><text:span text:style-name="T16">(Статья 1)</text:span><text:span text:style-name="T15">], [24] используются стандартные инвертированные индексы и, следовательно, приходится пересматривать довольно длинные списки кандидатов при запросе очень больших наборов данных для того, чтобы добиться высокого уровня отзыва</text:span><text:span text:style-name="T17">.</text:span><text:span text:style-name="T15"> В отличие от [12], [13], [24], мы фокусируемся на использовании PQ для </text:span><text:soft-page-break/><text:span text:style-name="T15">индексации и генерации списка кандидатов. </text:span><text:span text:style-name="T17">Мы также отмечаем, что, хотя в некоторых наших экспериментах мы комбинируем мультииндексы с реорганизацией на основе PQ [12], Можно также использовать бинарное встраивание [25] или любую другую схему вычисления сжатия / быстрого расстояния для повторного просмотра списков, возвращаемых по мультииндексу (или, в зависимости от приложения, вообще исключить повторный переход). Так как в нашей первоначальной публикации [26] было два улучшения для поиска ближайшего соседа с многоиндексным предложено. </text:span><text:span text:style-name="T15">Во-первых, Ge et al. [27] повысили точность поиска, заменив квантование продукта на оптимизированное квантование продукта (OPQ) </text:span><text:span text:style-name="T17">[28], [29]. </text:span><text:span text:style-name="T15">Во-вторых, у Kalantidis et al. [30] и в нашем отчете [31] идея локальных кодовых книг, которые описывают распределение точек в каждой ячейке мультииндекса, продемонстрировала дальнейшее повышение точности поиска. </text:span></text:p>
      <text:p text:style-name="P15"><text:span text:style-name="T17">В целом, эта работа представляет собой очень существенное расширение нашей предыдущей работы [26] с дополнительным материалом из нашего доклада [31]. Основным алгоритмическим новшеством по сравнению с [26] является метод, позволяющий быстро перераспределять списки кандидатов во время приближенного поиска ближайшего соседа на основе мультииндекса. Результирующее улучшение скорости является существенным (особенно для коротких кодов), сохраняя точность поиска точно такой же. Повышение скорости во время поиска происходит за счет простых предварительных вычислений и таблиц поиска ограниченного размера, хранящихся в памяти. Кроме того, мы оцениваем комбинацию инвертированных мультииндексов и анализ главных компонентов (PCA), включаем подробное сравнение между вторым или вторым порядком и инвертированными мультииндикаторами четвертого порядка и оцениваем инвертированные множественные числа для задачи почти дублирования. обнаружение. Наконец, в целях полноты, в экспериментальном разделе мы оцениваем улучшения поиска по ближайшему соседу, основанные на нескольких индексах, которые обсуждались выше.</text:span></text:p>
      <text:p text:style-name="P14"><text:span text:style-name="T18">[24]</text:span><text:span text:style-name="T27">H. Jegou, M. Douze, C. Schmid, and P. P</text:span><text:span text:style-name="T17"> ́</text:span><text:span text:style-name="T27">erez, “Aggregating localdescriptors into a compact image representation,” inCVPR, 2010.</text:span></text:p>
      <text:p text:style-name="P14"><text:span text:style-name="T27"/></text:p>
      <text:p text:style-name="P14"><text:span text:style-name="T27"/></text:p>
      <text:p text:style-name="P22"><text:span text:style-name="T30">Optimized Product Quantizatio</text:span><text:span text:style-name="T31">n (Статья 4)</text:span></text:p>
      <text:p text:style-name="P25"><text:a xlink:type="simple" xlink:href="https://www.microsoft.com/en-us/research/wp-content/uploads/2013/11/pami13opq.pdf" text:style-name="Internet_20_link" text:visited-style-name="Visited_20_Internet_20_Link"><text:span text:style-name="T31">https://www.microsoft.com/en-us/research/wp-content/uploads/2013/11/pami13opq.pdf</text:span></text:a></text:p>
      <text:p text:style-name="P24"><text:span text:style-name="T31">А</text:span><text:span text:style-name="T32">нотация</text:span></text:p>
      <text:p text:style-name="P23"><text:span text:style-name="T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1T14:15:55.803499989</meta:creation-date>
    <meta:generator>LibreOffice/6.0.7.3$Linux_X86_64 LibreOffice_project/00m0$Build-3</meta:generator>
    <dc:date>2020-03-21T19:26:45.027033581</dc:date>
    <meta:editing-duration>PT1H50M14S</meta:editing-duration>
    <meta:editing-cycles>8</meta:editing-cycles>
    <meta:document-statistic meta:table-count="0" meta:image-count="0" meta:object-count="0" meta:page-count="7" meta:paragraph-count="32" meta:word-count="3182" meta:character-count="25531" meta:non-whitespace-character-count="22384"/>
  </office:meta>
</office:document-meta>
</file>